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bacf2" style:font-weight-asian="bold" style:font-weight-complex="bold"/>
    </style:style>
    <style:style style:name="P3" style:family="paragraph" style:parent-style-name="Standard">
      <style:text-properties fo:font-weight="bold" officeooo:paragraph-rsid="001e29dc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paragraph-rsid="001e29dc" style:font-weight-asian="normal" style:font-weight-complex="normal"/>
    </style:style>
    <style:style style:name="P6" style:family="paragraph" style:parent-style-name="Standard">
      <style:text-properties officeooo:paragraph-rsid="001e29dc"/>
    </style:style>
    <style:style style:name="P7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paragraph-rsid="001e29dc" style:font-weight-asian="bold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weight="normal" officeooo:paragraph-rsid="003270a9" style:font-weight-asian="normal" style:font-weight-complex="normal"/>
    </style:style>
    <style:style style:name="P11" style:family="paragraph" style:parent-style-name="Standard">
      <style:text-properties fo:font-weight="bold" officeooo:paragraph-rsid="001bacf2" style:font-weight-asian="bold" style:font-weight-complex="bold"/>
    </style:style>
    <style:style style:name="P12" style:family="paragraph" style:parent-style-name="Standard">
      <style:text-properties fo:font-weight="bold" officeooo:paragraph-rsid="003270a9" style:font-weight-asian="bold" style:font-weight-complex="bold"/>
    </style:style>
    <style:style style:name="P13" style:family="paragraph" style:parent-style-name="Standard">
      <style:text-properties officeooo:paragraph-rsid="003270a9"/>
    </style:style>
    <style:style style:name="P14" style:family="paragraph" style:parent-style-name="Standard">
      <style:text-properties officeooo:paragraph-rsid="0033a9f4"/>
    </style:style>
    <style:style style:name="P15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paragraph-rsid="003270a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29dc" style:font-weight-asian="normal" style:font-weight-complex="normal"/>
    </style:style>
    <style:style style:name="T3" style:family="text">
      <style:text-properties fo:font-weight="normal" officeooo:rsid="0022227d" style:font-weight-asian="normal" style:font-weight-complex="normal"/>
    </style:style>
    <style:style style:name="T4" style:family="text">
      <style:text-properties fo:font-weight="normal" officeooo:rsid="0028e885" style:font-weight-asian="normal" style:font-weight-complex="normal"/>
    </style:style>
    <style:style style:name="T5" style:family="text">
      <style:text-properties fo:font-weight="normal" officeooo:rsid="00305557" style:font-weight-asian="normal" style:font-weight-complex="normal"/>
    </style:style>
    <style:style style:name="T6" style:family="text">
      <style:text-properties fo:font-weight="normal" officeooo:rsid="003655da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1" style:font-name-asian="Times New Roman1" style:font-name-complex="Times New Roman1"/>
    </style:style>
    <style:style style:name="T9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10" style:family="text">
      <style:text-properties style:font-name="Times New Roman" style:font-name-asian="SimSun" style:font-name-complex="Mangal"/>
    </style:style>
    <style:style style:name="T11" style:family="text">
      <style:text-properties style:font-name="Times New Roman" fo:font-weight="bold" style:font-name-asian="SimSun" style:font-weight-asian="bold" style:font-name-complex="Mangal" style:font-weight-complex="bold"/>
    </style:style>
    <style:style style:name="T12" style:family="text">
      <style:text-properties officeooo:rsid="001e29dc"/>
    </style:style>
    <style:style style:name="T13" style:family="text">
      <style:text-properties officeooo:rsid="0020121b"/>
    </style:style>
    <style:style style:name="T14" style:family="text">
      <style:text-properties officeooo:rsid="0028e885"/>
    </style:style>
    <style:style style:name="T15" style:family="text">
      <style:text-properties officeooo:rsid="002adb4b"/>
    </style:style>
    <style:style style:name="T16" style:family="text">
      <style:text-properties officeooo:rsid="002edcdb"/>
    </style:style>
    <style:style style:name="T17" style:family="text">
      <style:text-properties officeooo:rsid="0033a9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arème du <text:span text:style-name="T12">roman photo</text:span></text:p>
      <text:p text:style-name="Standard"/>
      <text:p text:style-name="P1"><text:span text:style-name="T8">●</text:span><text:span text:style-name="T10"> </text:span>soin<text:tab/><text:tab/><text:tab/><text:tab/><text:tab/><text:tab/><text:tab/><text:tab/><text:span text:style-name="T1">o o o o</text:span></text:p>
      <text:p text:style-name="Standard"><text:tab/>feuille <text:span text:style-name="T14">non </text:span>pliée, <text:span text:style-name="T17">absence de </text:span>ratures, traits tracés à la règle</text:p>
      <text:p text:style-name="Standard"/>
      <text:p text:style-name="P1"><text:span text:style-name="T8">●</text:span><text:span text:style-name="T10"> </text:span>respect des consignes<text:tab/><text:tab/><text:tab/><text:tab/><text:tab/><text:span text:style-name="T1">o o o o</text:span></text:p>
      <text:p text:style-name="Standard"><text:tab/>présence d'un cartouche pour le résumé</text:p>
      <text:p text:style-name="Standard"><text:tab/>présence d'un titre</text:p>
      <text:p text:style-name="Standard"><text:tab/>dialogue<text:span text:style-name="T15">s</text:span> (phylactères) <text:span text:style-name="T16">lisibles</text:span></text:p>
      <text:p text:style-name="Standard"/>
      <text:p text:style-name="Standard"><text:span text:style-name="T9">●</text:span><text:span text:style-name="T11"> histoire claire, </text:span><text:span text:style-name="T7">raccord entre chaque case</text:span><text:tab/><text:tab/>o o o o</text:p>
      <text:p text:style-name="Standard"/>
      <text:p text:style-name="P1"><text:span text:style-name="T8">●</text:span><text:span text:style-name="T10"> </text:span>intérêt artistique et littéraire<text:tab/><text:tab/><text:tab/><text:tab/><text:span text:style-name="T1">o o o o</text:span> </text:p>
      <text:p text:style-name="P1"><text:tab/><text:span text:style-name="T1">effort d'originalité dans la présentation<text:tab/><text:tab/></text:span></text:p>
      <text:p text:style-name="P4"><text:tab/>intérêt de l'histoire, des dialogues</text:p>
      <text:p text:style-name="P4"/>
      <text:p text:style-name="P2"><text:span text:style-name="T8">●</text:span><text:span text:style-name="T10"> </text:span>orthographe, grammaire, syntaxe<text:tab/><text:tab/><text:tab/><text:span text:style-name="T1">o o o o</text:span></text:p>
      <text:p text:style-name="P2"><text:span text:style-name="T1"><text:tab/></text:span><text:span text:style-name="T5">richesse et inventivité de la langue</text:span></text:p>
      <text:p text:style-name="P2"><text:span text:style-name="T1"><text:tab/></text:span><text:span text:style-name="T2">présence d’</text:span><text:span text:style-name="T3">un</text:span><text:span text:style-name="T2"> subjonctif </text:span><text:span text:style-name="T3">et </text:span><text:span text:style-name="T6">de </text:span><text:span text:style-name="T3">deux conditionnels par planche</text:span></text:p>
      <text:p text:style-name="P4"/>
      <text:p text:style-name="P4"/>
      <text:p text:style-name="P4"/>
      <text:p text:style-name="P4"/>
      <text:p text:style-name="P15">Barème du <text:span text:style-name="T12">roman photo</text:span></text:p>
      <text:p text:style-name="P13"/>
      <text:p text:style-name="P12"><text:span text:style-name="T8">●</text:span><text:span text:style-name="T10"> </text:span>soin<text:tab/><text:tab/><text:tab/><text:tab/><text:tab/><text:tab/><text:tab/><text:tab/><text:span text:style-name="T1">o o o o</text:span></text:p>
      <text:p text:style-name="P14"><text:tab/>feuille <text:span text:style-name="T14">non </text:span>pliée, <text:span text:style-name="T17">absence de </text:span>ratures, traits tracés à la règle</text:p>
      <text:p text:style-name="P13"/>
      <text:p text:style-name="P12"><text:span text:style-name="T8">●</text:span><text:span text:style-name="T10"> </text:span>respect des consignes<text:tab/><text:tab/><text:tab/><text:tab/><text:tab/><text:span text:style-name="T1">o o o o</text:span></text:p>
      <text:p text:style-name="P13"><text:tab/>présence d'un cartouche pour le résumé</text:p>
      <text:p text:style-name="P13"><text:tab/>présence d'un titre</text:p>
      <text:p text:style-name="P13"><text:tab/>dialogue<text:span text:style-name="T15">s</text:span> (phylactères) <text:span text:style-name="T16">lisibles</text:span></text:p>
      <text:p text:style-name="P13"/>
      <text:p text:style-name="P13"><text:span text:style-name="T9">●</text:span><text:span text:style-name="T11"> histoire claire, </text:span><text:span text:style-name="T7">raccord entre chaque case</text:span><text:tab/><text:tab/>o o o o</text:p>
      <text:p text:style-name="P13"/>
      <text:p text:style-name="P12"><text:span text:style-name="T8">●</text:span><text:span text:style-name="T10"> </text:span>intérêt artistique et littéraire<text:tab/><text:tab/><text:tab/><text:tab/><text:span text:style-name="T1">o o o o</text:span> </text:p>
      <text:p text:style-name="P12"><text:tab/><text:span text:style-name="T1">effort d'originalité dans la présentation<text:tab/><text:tab/></text:span></text:p>
      <text:p text:style-name="P10"><text:tab/>intérêt de l'histoire, des dialogues</text:p>
      <text:p text:style-name="P10"/>
      <text:p text:style-name="P12"><text:span text:style-name="T8">●</text:span><text:span text:style-name="T10"> </text:span>orthographe, grammaire, syntaxe<text:tab/><text:tab/><text:tab/><text:span text:style-name="T1">o o o o</text:span></text:p>
      <text:p text:style-name="P12"><text:span text:style-name="T1"><text:tab/></text:span><text:span text:style-name="T5">richesse et inventivité de la langue</text:span></text:p>
      <text:p text:style-name="P12"><text:span text:style-name="T1"><text:tab/></text:span><text:span text:style-name="T2">présence d’</text:span><text:span text:style-name="T3">un</text:span><text:span text:style-name="T2"> subjonctif </text:span><text:span text:style-name="T3">et </text:span><text:span text:style-name="T6">de </text:span><text:span text:style-name="T3">deux conditionnels par planche</text:span></text:p>
      <text:p text:style-name="P10"/>
      <text:p text:style-name="P1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9:32:52.76</meta:creation-date>
    <dc:date>2021-01-04T21:11:46.486259133</dc:date>
    <meta:editing-duration>PT5H14M45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88" meta:character-count="1110" meta:non-whitespace-character-count="894"/>
  </office:meta>
</office:document-meta>
</file>